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C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794.22" calcext:value-type="float">
            <text:p>4794.22</text:p>
          </table:table-cell>
          <table:table-cell office:value-type="float" office:value="0.958595" calcext:value-type="float">
            <text:p>0.958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51.29" calcext:value-type="float">
            <text:p>5051.29</text:p>
          </table:table-cell>
          <table:table-cell office:value-type="float" office:value="0.968214" calcext:value-type="float">
            <text:p>0.968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0.966524" calcext:value-type="float">
            <text:p>0.966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400.61" calcext:value-type="float">
            <text:p>9400.61</text:p>
          </table:table-cell>
          <table:table-cell office:value-type="float" office:value="0.965929" calcext:value-type="float">
            <text:p>0.965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499.99" calcext:value-type="float">
            <text:p>4499.99</text:p>
          </table:table-cell>
          <table:table-cell office:value-type="float" office:value="0.962357" calcext:value-type="float">
            <text:p>0.9623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18.2" calcext:value-type="float">
            <text:p>4918.2</text:p>
          </table:table-cell>
          <table:table-cell office:value-type="float" office:value="0.945905" calcext:value-type="float">
            <text:p>0.945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542.47" calcext:value-type="float">
            <text:p>5542.47</text:p>
          </table:table-cell>
          <table:table-cell office:value-type="float" office:value="0.906643" calcext:value-type="float">
            <text:p>0.906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:18:19.248993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12:21.835339611</meta:creation-date>
    <dc:date>2015-05-13T00:18:29.301491538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41" meta:object-count="0"/>
  </office:meta>
</office:document-meta>
</file>